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2778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irst</text:p>
          </table:table-cell>
          <table:table-cell office:value-type="time" office:time-value="PT16H32M33.000S" table:style-name="ce9">
            <text:p>16:32:33</text:p>
          </table:table-cell>
          <table:table-cell office:value-type="string" table:style-name="ce12">
            <text:p>Last</text:p>
          </table:table-cell>
          <table:table-cell office:value-type="time" office:time-value="PT16H34M3.000S" table:style-name="ce9">
            <text:p>16:34:03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1" table:style-name="ce13">
            <text:p>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1.625" table:style-name="ce14">
            <text:p>51.6</text:p>
          </table:table-cell>
          <table:table-cell office:value-type="float" office:value="6.3999999999999995" table:style-name="ce14">
            <text:p>6.4</text:p>
          </table:table-cell>
          <table:table-cell office:value-type="float" office:value="0" table:style-name="ce14">
            <text:p>0.0</text:p>
          </table:table-cell>
          <table:table-cell office:value-type="float" office:value="41.949999999999996" table:style-name="ce14">
            <text:p>42.0</text:p>
          </table:table-cell>
          <table:table-cell office:value-type="float" office:value="58.024999999999999" table:style-name="ce14">
            <text:p>58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4.8" table:style-name="ce13">
            <text:p>1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3.2" table:style-name="ce14">
            <text:p>83.2</text:p>
          </table:table-cell>
          <table:table-cell office:value-type="float" office:value="12.5" table:style-name="ce14">
            <text:p>12.5</text:p>
          </table:table-cell>
          <table:table-cell office:value-type="float" office:value="0" table:style-name="ce14">
            <text:p>0.0</text:p>
          </table:table-cell>
          <table:table-cell office:value-type="float" office:value="98.6" table:style-name="ce14">
            <text:p>98.6</text:p>
          </table:table-cell>
          <table:table-cell office:value-type="float" office:value="95.7" table:style-name="ce14">
            <text:p>95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6632H34M3.000S" table:style-name="ce9">
            <text:p>16:34:03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6116222760290557" table:style-name="ce14">
            <text:p>1.6</text:p>
          </table:table-cell>
          <table:table-cell office:value-type="float" office:value="1.9531250000000002" table:style-name="ce14">
            <text:p>2.0</text:p>
          </table:table-cell>
          <table:table-cell office:value-type="float" office:value="0" table:style-name="ce14">
            <text:p>0.0</text:p>
          </table:table-cell>
          <table:table-cell office:value-type="float" office:value="2.3504171632896305" table:style-name="ce14">
            <text:p>2.4</text:p>
          </table:table-cell>
          <table:table-cell office:value-type="float" office:value="1.6492890995260665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.25800000000000001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86.567999999999998" table:style-name="ce13">
            <text:p>8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2.9803160521208764E-3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7-19T00:00:00" table:style-name="ce5">
            <text:p>19-Jul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6M32.320S" table:style-name="ce6">
            <text:p>00:16: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38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5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5471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95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6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4934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94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4"/>936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566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93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7539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174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7"/>936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5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9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7436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79360 0 18727 2970801 8565 0 1110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7162 0 5253 734562 3016 0 625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48674 0 5417 740013 2026 0 195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3883 0 4159 747385 177 0 155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39640 0 3896 748840 3345 0 134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988511 49 1643 0 0 0 0 2 0 1 0 0 0 631 0 21542 66 0 0 0 0 0 0 0 22 0 0 0 0 0 0 0 0 41412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3894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42687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3733207 0 814264 118291 12100986 21582 0 1056 216251 768 460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147038840 11964478 <text:s text:c="3"/>0 <text:s text:c="3"/>0 <text:s text:c="3"/>0 <text:s text:c="4"/>0 <text:s text:c="9"/>0 <text:s text:c="8"/>0 2147038840 1196447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9101809 <text:s/>249750 <text:s text:c="3"/>0 <text:s/>114 <text:s text:c="3"/>0 <text:s text:c="4"/>0 <text:s text:c="9"/>0 <text:s text:c="8"/>0 364732242 <text:s/>33079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346 7354 717438 268528 9191 286562 2372912 2679888 0 102960 29543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243 7324 716386 267856 9191 286562 2372912 2679888 0 102772 2953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84 0 0 0 0 0 84 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508 0 0 0 0 0 508 5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52 143700 21 21 6 53 64 46 20 0 1 0 4 2932736 414 4294967295 13946880 14046716 0 0 0 0 0 4096 536946211 4294967295 0 0 0 0 0 0 14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49750 errors:0 dropped:114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3079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9101809 (39.1 MB) <text:s/>TX bytes:364732242 (364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196447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196447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147038840 (2.1 GB) <text:s/>TX bytes:2147038840 (2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28 <text:s text:c="5"/>2852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26389in" svg:width="13.02778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6.69444in" svg:width="13.02778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4" table:style-name="ce1">
            <text:p>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56.8" table:style-name="ce1">
            <text:p>56.8</text:p>
          </table:table-cell>
          <table:table-cell office:value-type="float" office:value="43.1" table:style-name="ce1">
            <text:p>43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83.2" table:style-name="ce1">
            <text:p>83.2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4.3" table:style-name="ce1">
            <text:p>4.3</text:p>
          </table:table-cell>
          <table:table-cell office:value-type="float" office:value="95.7" table:style-name="ce1">
            <text:p>95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83.2" table:style-name="ce1">
            <text:p>83.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8.1" table:style-name="ce1">
            <text:p>8.1</text:p>
          </table:table-cell>
          <table:table-cell office:value-type="float" office:value="91.9" table:style-name="ce1">
            <text:p>9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625" table:style-name="ce1">
            <text:p>51.625</text:p>
          </table:table-cell>
          <table:table-cell office:value-type="float" office:value="6.3999999999999995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41.949999999999996" table:style-name="ce1">
            <text:p>41.95</text:p>
          </table:table-cell>
          <table:table-cell office:value-type="float" office:value="58.024999999999999" table:style-name="ce1">
            <text:p>58.025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2778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9.849999999999994" table:style-name="ce11">
            <text:p>49.9</text:p>
          </table:table-cell>
          <table:table-cell office:value-type="float" office:value="6.45" table:style-name="ce11">
            <text:p>6.5</text:p>
          </table:table-cell>
          <table:table-cell office:value-type="float" office:value="0.1" table:style-name="ce11">
            <text:p>0.1</text:p>
          </table:table-cell>
          <table:table-cell office:value-type="float" office:value="43.674999999999997" table:style-name="ce11">
            <text:p>4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2.650000000000006" table:style-name="ce11">
            <text:p>52.7</text:p>
          </table:table-cell>
          <table:table-cell office:value-type="float" office:value="6.375" table:style-name="ce11">
            <text:p>6.4</text:p>
          </table:table-cell>
          <table:table-cell office:value-type="float" office:value="7.4999999999999997E-2" table:style-name="ce11">
            <text:p>0.1</text:p>
          </table:table-cell>
          <table:table-cell office:value-type="float" office:value="40.925000000000004" table:style-name="ce11">
            <text:p>4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4.475000000000001" table:style-name="ce11">
            <text:p>54.5</text:p>
          </table:table-cell>
          <table:table-cell office:value-type="float" office:value="6.25" table:style-name="ce11">
            <text:p>6.3</text:p>
          </table:table-cell>
          <table:table-cell office:value-type="float" office:value="0" table:style-name="ce11">
            <text:p>0.0</text:p>
          </table:table-cell>
          <table:table-cell office:value-type="float" office:value="39.25" table:style-name="ce11">
            <text:p>3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3.95" table:style-name="ce11">
            <text:p>54.0</text:p>
          </table:table-cell>
          <table:table-cell office:value-type="float" office:value="6.625" table:style-name="ce11">
            <text:p>6.6</text:p>
          </table:table-cell>
          <table:table-cell office:value-type="float" office:value="0.1" table:style-name="ce11">
            <text:p>0.1</text:p>
          </table:table-cell>
          <table:table-cell office:value-type="float" office:value="39.299999999999997" table:style-name="ce11">
            <text:p>39.3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26389in" svg:width="13.02778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6.69444in" svg:width="13.02778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0" table:style-name="ce1">
            <text:p>0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8.6" table:style-name="ce1">
            <text:p>8.6</text:p>
          </table:table-cell>
          <table:table-cell office:value-type="float" office:value="1044.4000000000001" table:style-name="ce1">
            <text:p>1044.4</text:p>
          </table:table-cell>
          <table:table-cell office:value-type="float" office:value="6.2" table:style-name="ce1">
            <text:p>6.2</text:p>
          </table:table-cell>
          <table:table-cell table:number-columns-repeated="16380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0" table:style-name="ce1">
            <text:p>0</text:p>
          </table:table-cell>
          <table:table-cell office:value-type="float" office:value="1766.6" table:style-name="ce1">
            <text:p>1766.6</text:p>
          </table:table-cell>
          <table:table-cell office:value-type="float" office:value="14.8" table:style-name="ce1">
            <text:p>14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15" table:formula="msoxl:=AVERAGE(B2:B5)" table:style-name="ce8">
            <text:p>2.2</text:p>
          </table:table-cell>
          <table:table-cell office:value-type="float" office:value="721.4" table:formula="msoxl:=AVERAGE(C2:C5)" table:style-name="ce8">
            <text:p>721.4</text:p>
          </table:table-cell>
          <table:table-cell office:value-type="float" office:value="6.1" table:formula="msoxl:=AVERAGE(D2:D5)" table:style-name="ce8">
            <text:p>6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4499999999999993" table:formula="msoxl:=IF(B7=0,0,MAX(SUMPRODUCT(B2:B5,B2:B5)/SUM(B2:B5)-B7,0))" table:style-name="ce8">
            <text:p>6.5</text:p>
          </table:table-cell>
          <table:table-cell office:value-type="float" office:value="740.06800665372896" table:formula="msoxl:=IF(C7=0,0,MAX(SUMPRODUCT(C2:C5,C2:C5)/SUM(C2:C5)-C7,0))" table:style-name="ce8">
            <text:p>740.1</text:p>
          </table:table-cell>
          <table:table-cell office:value-type="float" office:value="4.9262295081967231" table:formula="msoxl:=IF(D7=0,0,MAX(SUMPRODUCT(D2:D5,D2:D5)/SUM(D2:D5)-D7,0))" table:style-name="ce8">
            <text:p>4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305.13199334627086" table:formula="msoxl:=ABS(MAX(C2:C5)-C7-C8)" table:style-name="ce8">
            <text:p>305.1</text:p>
          </table:table-cell>
          <table:table-cell office:value-type="float" office:value="3.7737704918032779" table:formula="msoxl:=ABS(MAX(D2:D5)-D7-D8)" table:style-name="ce8">
            <text:p>3.8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26389in" svg:width="13.02778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6.69444in" svg:width="13.02778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22.4" table:style-name="ce1">
            <text:p>22.4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.8" table:style-name="ce1">
            <text:p>44.8</text:p>
          </table:table-cell>
          <table:table-cell table:number-columns-repeated="1612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171.7" table:style-name="ce1">
            <text:p>171.7</text:p>
          </table:table-cell>
          <table:table-cell office:value-type="float" office:value="171.7" table:style-name="ce1">
            <text:p>17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3.4" table:style-name="ce1">
            <text:p>343.4</text:p>
          </table:table-cell>
          <table:table-cell table:number-columns-repeated="1612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119.4" table:style-name="ce1">
            <text:p>119.4</text:p>
          </table:table-cell>
          <table:table-cell office:value-type="float" office:value="119.4" table:style-name="ce1">
            <text:p>1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8.8" table:style-name="ce1">
            <text:p>238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8.375" table:formula="msoxl:=AVERAGE(B2:B5)" table:style-name="ce8">
            <text:p>78.4</text:p>
          </table:table-cell>
          <table:table-cell office:value-type="float" office:value="78.375" table:formula="msoxl:=AVERAGE(C2:C5)" table:style-name="ce8">
            <text:p>78.4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2.738269537480051" table:formula="msoxl:=IF(B7=0,0,MAX(SUMPRODUCT(B2:B5,B2:B5)/SUM(B2:B5)-B7,0))" table:style-name="ce8">
            <text:p>62.7</text:p>
          </table:table-cell>
          <table:table-cell office:value-type="float" office:value="62.738269537480051" table:formula="msoxl:=IF(C7=0,0,MAX(SUMPRODUCT(C2:C5,C2:C5)/SUM(C2:C5)-C7,0))" table:style-name="ce8">
            <text:p>62.7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0.586730462519938" table:formula="msoxl:=ABS(MAX(B2:B5)-B7-B8)" table:style-name="ce8">
            <text:p>30.6</text:p>
          </table:table-cell>
          <table:table-cell office:value-type="float" office:value="30.586730462519938" table:formula="msoxl:=ABS(MAX(C2:C5)-C7-C8)" table:style-name="ce8">
            <text:p>30.6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1.11326953748005" table:formula="msoxl:=B7+ B8" table:style-name="ce8">
            <text:p>141.1</text:p>
          </table:table-cell>
          <table:table-cell office:value-type="float" office:value="141.11326953748005" table:formula="msoxl:=C7+ C8" table:style-name="ce8">
            <text:p>141.1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26389in" svg:width="13.02778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6.69444in" svg:width="13.02778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85" table:formula="msoxl:=AVERAGE(B2:B5)" table:style-name="ce8">
            <text:p>1.9</text:p>
          </table:table-cell>
          <table:table-cell office:value-type="float" office:value="1.85" table:formula="msoxl:=AVERAGE(C2:C5)" table:style-name="ce8">
            <text:p>1.9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824324324324323" table:formula="msoxl:=IF(B7=0,0,MAX(SUMPRODUCT(B2:B5,B2:B5)/SUM(B2:B5)-B7,0))" table:style-name="ce8">
            <text:p>1.5</text:p>
          </table:table-cell>
          <table:table-cell office:value-type="float" office:value="1.4824324324324323" table:formula="msoxl:=IF(C7=0,0,MAX(SUMPRODUCT(C2:C5,C2:C5)/SUM(C2:C5)-C7,0))" table:style-name="ce8">
            <text:p>1.5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6756756756756763" table:formula="msoxl:=ABS(MAX(B2:B5)-B7-B8)" table:style-name="ce8">
            <text:p>0.7</text:p>
          </table:table-cell>
          <table:table-cell office:value-type="float" office:value="0.66756756756756763" table:formula="msoxl:=ABS(MAX(C2:C5)-C7-C8)" table:style-name="ce8">
            <text:p>0.7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3324324324324324" table:formula="msoxl:=B7+ B8" table:style-name="ce8">
            <text:p>3.3</text:p>
          </table:table-cell>
          <table:table-cell office:value-type="float" office:value="3.3324324324324324" table:formula="msoxl:=C7+ C8" table:style-name="ce8">
            <text:p>3.3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26389in" svg:width="13.02778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6.69444in" svg:width="13.02778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075" table:formula="msoxl:=AVERAGE(B2:B5)" table:style-name="ce8">
            <text:p>1.1</text:p>
          </table:table-cell>
          <table:table-cell office:value-type="float" office:value="1.075" table:formula="msoxl:=AVERAGE(C2:C5)" table:style-name="ce8">
            <text:p>1.1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2249999999999996" table:formula="msoxl:=IF(B7=0,0,MAX(SUMPRODUCT(B2:B5,B2:B5)/SUM(B2:B5)-B7,0))" table:style-name="ce8">
            <text:p>3.2</text:p>
          </table:table-cell>
          <table:table-cell office:value-type="float" office:value="3.2249999999999996" table:formula="msoxl:=IF(C7=0,0,MAX(SUMPRODUCT(C2:C5,C2:C5)/SUM(C2:C5)-C7,0))" table:style-name="ce8">
            <text:p>3.2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3" table:formula="msoxl:=B7+ B8" table:style-name="ce8">
            <text:p>4.3</text:p>
          </table:table-cell>
          <table:table-cell office:value-type="float" office:value="4.3" table:formula="msoxl:=C7+ C8" table:style-name="ce8">
            <text:p>4.3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26389in" svg:width="13.02778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6.69444in" svg:width="13.02778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4.599999999999994" table:style-name="ce1">
            <text:p>74.6</text:p>
          </table:table-cell>
          <table:table-cell table:number-columns-repeated="1612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522.20000000000005" table:style-name="ce1">
            <text:p>522.2</text:p>
          </table:table-cell>
          <table:table-cell office:value-type="float" office:value="522.20000000000005" table:style-name="ce1">
            <text:p>52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44.4000000000001" table:style-name="ce1">
            <text:p>1044.4</text:p>
          </table:table-cell>
          <table:table-cell table:number-columns-repeated="1612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883.3" table:style-name="ce1">
            <text:p>883.3</text:p>
          </table:table-cell>
          <table:table-cell office:value-type="float" office:value="883.3" table:style-name="ce1">
            <text:p>88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66.6" table:style-name="ce1">
            <text:p>1766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60.7" table:formula="msoxl:=AVERAGE(B2:B5)" table:style-name="ce8">
            <text:p>360.7</text:p>
          </table:table-cell>
          <table:table-cell office:value-type="float" office:value="360.7" table:formula="msoxl:=AVERAGE(C2:C5)" table:style-name="ce8">
            <text:p>360.7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70.03400332686448" table:formula="msoxl:=IF(B7=0,0,MAX(SUMPRODUCT(B2:B5,B2:B5)/SUM(B2:B5)-B7,0))" table:style-name="ce8">
            <text:p>370.0</text:p>
          </table:table-cell>
          <table:table-cell office:value-type="float" office:value="370.03400332686448" table:formula="msoxl:=IF(C7=0,0,MAX(SUMPRODUCT(C2:C5,C2:C5)/SUM(C2:C5)-C7,0))" table:style-name="ce8">
            <text:p>37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52.56599667313543" table:formula="msoxl:=ABS(MAX(B2:B5)-B7-B8)" table:style-name="ce8">
            <text:p>152.6</text:p>
          </table:table-cell>
          <table:table-cell office:value-type="float" office:value="152.56599667313543" table:formula="msoxl:=ABS(MAX(C2:C5)-C7-C8)" table:style-name="ce8">
            <text:p>152.6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30.73400332686447" table:formula="msoxl:=B7+ B8" table:style-name="ce8">
            <text:p>730.7</text:p>
          </table:table-cell>
          <table:table-cell office:value-type="float" office:value="730.73400332686447" table:formula="msoxl:=C7+ C8" table:style-name="ce8">
            <text:p>730.7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26389in" svg:width="13.02778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6.69444in" svg:width="13.02778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8" table:style-name="ce1">
            <text:p>14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05" table:formula="msoxl:=AVERAGE(B2:B5)" table:style-name="ce8">
            <text:p>3.1</text:p>
          </table:table-cell>
          <table:table-cell office:value-type="float" office:value="3.05" table:formula="msoxl:=AVERAGE(C2:C5)" table:style-name="ce8">
            <text:p>3.1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4631147540983616" table:formula="msoxl:=IF(B7=0,0,MAX(SUMPRODUCT(B2:B5,B2:B5)/SUM(B2:B5)-B7,0))" table:style-name="ce8">
            <text:p>2.5</text:p>
          </table:table-cell>
          <table:table-cell office:value-type="float" office:value="2.4631147540983616" table:formula="msoxl:=IF(C7=0,0,MAX(SUMPRODUCT(C2:C5,C2:C5)/SUM(C2:C5)-C7,0))" table:style-name="ce8">
            <text:p>2.5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886885245901639" table:formula="msoxl:=ABS(MAX(B2:B5)-B7-B8)" table:style-name="ce8">
            <text:p>1.9</text:p>
          </table:table-cell>
          <table:table-cell office:value-type="float" office:value="1.886885245901639" table:formula="msoxl:=ABS(MAX(C2:C5)-C7-C8)" table:style-name="ce8">
            <text:p>1.9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5131147540983614" table:formula="msoxl:=B7+ B8" table:style-name="ce8">
            <text:p>5.5</text:p>
          </table:table-cell>
          <table:table-cell office:value-type="float" office:value="5.5131147540983614" table:formula="msoxl:=C7+ C8" table:style-name="ce8">
            <text:p>5.5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26389in" svg:width="13.02778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024999999999999" table:formula="msoxl:=AVERAGE(B2:B5)" table:style-name="ce8">
            <text:p>58.0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office:value-type="float" office:value="0" table:formula="msoxl:=AVERAGE(F2:F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663507109072157E-3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office:value-type="float" office:value="0" table:formula="msoxl:=IF(F7=0,0,MAX(SUMPRODUCT(F2:F5,F2:F5)/SUM(F2:F5)-F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7393364928909278" table:formula="msoxl:=ABS(MAX(B2:B5)-B7-B8)" table:style-name="ce8">
            <text:p>0.4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office:value-type="float" office:value="0" table:formula="msoxl:=ABS(MAX(F2:F5)-F7-F8)" table:style-name="ce8">
            <text:p>0.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26389in" svg:width="13.02778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6.69444in" svg:width="13.02778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5343.3" table:style-name="ce1">
            <text:p>5343.3</text:p>
          </table:table-cell>
          <table:table-cell office:value-type="float" office:value="4642.8999999999996" table:style-name="ce1">
            <text:p>4642.9</text:p>
          </table:table-cell>
          <table:table-cell office:value-type="float" office:value="700.4" table:style-name="ce1">
            <text:p>700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9.6" table:style-name="ce1">
            <text:p>709.6</text:p>
          </table:table-cell>
          <table:table-cell office:value-type="float" office:value="1458.3" table:style-name="ce1">
            <text:p>1458.3</text:p>
          </table:table-cell>
          <table:table-cell office:value-type="float" office:value="-1" table:style-name="ce1">
            <text:p>-1</text:p>
          </table:table-cell>
          <table:table-cell office:value-type="float" office:value="48.4" table:style-name="ce1">
            <text:p>48.4</text:p>
          </table:table-cell>
          <table:table-cell office:value-type="float" office:value="0" table:style-name="ce1">
            <text:p>0</text:p>
          </table:table-cell>
          <table:table-cell office:value-type="float" office:value="214.3" table:style-name="ce1">
            <text:p>214.3</text:p>
          </table:table-cell>
          <table:table-cell table:number-columns-repeated="1636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5174.6000000000004" table:style-name="ce1">
            <text:p>5174.6</text:p>
          </table:table-cell>
          <table:table-cell office:value-type="float" office:value="4478" table:style-name="ce1">
            <text:p>4478</text:p>
          </table:table-cell>
          <table:table-cell office:value-type="float" office:value="696.6" table:style-name="ce1">
            <text:p>69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5.5" table:style-name="ce1">
            <text:p>725.5</text:p>
          </table:table-cell>
          <table:table-cell office:value-type="float" office:value="1610.4" table:style-name="ce1">
            <text:p>1610.4</text:p>
          </table:table-cell>
          <table:table-cell office:value-type="float" office:value="-1" table:style-name="ce1">
            <text:p>-1</text:p>
          </table:table-cell>
          <table:table-cell office:value-type="float" office:value="48.7" table:style-name="ce1">
            <text:p>48.7</text:p>
          </table:table-cell>
          <table:table-cell office:value-type="float" office:value="0" table:style-name="ce1">
            <text:p>0</text:p>
          </table:table-cell>
          <table:table-cell office:value-type="float" office:value="226.8" table:style-name="ce1">
            <text:p>226.8</text:p>
          </table:table-cell>
          <table:table-cell table:number-columns-repeated="1636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45.3999999999996" table:style-name="ce1">
            <text:p>4745.4</text:p>
          </table:table-cell>
          <table:table-cell office:value-type="float" office:value="4048.4" table:style-name="ce1">
            <text:p>4048.4</text:p>
          </table:table-cell>
          <table:table-cell office:value-type="float" office:value="697" table:style-name="ce1">
            <text:p>69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7.8" table:style-name="ce1">
            <text:p>727.8</text:p>
          </table:table-cell>
          <table:table-cell office:value-type="float" office:value="2037.9" table:style-name="ce1">
            <text:p>2037.9</text:p>
          </table:table-cell>
          <table:table-cell office:value-type="float" office:value="-1" table:style-name="ce1">
            <text:p>-1</text:p>
          </table:table-cell>
          <table:table-cell office:value-type="float" office:value="48.7" table:style-name="ce1">
            <text:p>48.7</text:p>
          </table:table-cell>
          <table:table-cell office:value-type="float" office:value="0" table:style-name="ce1">
            <text:p>0</text:p>
          </table:table-cell>
          <table:table-cell office:value-type="float" office:value="229.2" table:style-name="ce1">
            <text:p>229.2</text:p>
          </table:table-cell>
          <table:table-cell table:number-columns-repeated="1636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84.1000000000004" table:style-name="ce1">
            <text:p>4584.1</text:p>
          </table:table-cell>
          <table:table-cell office:value-type="float" office:value="3887.9" table:style-name="ce1">
            <text:p>3887.9</text:p>
          </table:table-cell>
          <table:table-cell office:value-type="float" office:value="696.2" table:style-name="ce1">
            <text:p>696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1.7" table:style-name="ce1">
            <text:p>761.7</text:p>
          </table:table-cell>
          <table:table-cell office:value-type="float" office:value="2185.1999999999998" table:style-name="ce1">
            <text:p>2185.2</text:p>
          </table:table-cell>
          <table:table-cell office:value-type="float" office:value="-1" table:style-name="ce1">
            <text:p>-1</text:p>
          </table:table-cell>
          <table:table-cell office:value-type="float" office:value="48.8" table:style-name="ce1">
            <text:p>48.8</text:p>
          </table:table-cell>
          <table:table-cell office:value-type="float" office:value="0" table:style-name="ce1">
            <text:p>0</text:p>
          </table:table-cell>
          <table:table-cell office:value-type="float" office:value="240.7" table:style-name="ce1">
            <text:p>240.7</text:p>
          </table:table-cell>
          <table:table-cell table:number-columns-repeated="16368"/>
        </table:table-row>
        <table:table-row table:number-rows-repeated="1048571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26389in" svg:width="13.02778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6.69444in" svg:width="13.02778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125in" svg:width="13.02778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1698.8" table:style-name="ce1">
            <text:p>1698.8</text:p>
          </table:table-cell>
          <table:table-cell office:value-type="float" office:value="164.4" table:style-name="ce1">
            <text:p>164.4</text:p>
          </table:table-cell>
          <table:table-cell office:value-type="float" office:value="1698.8" table:style-name="ce1">
            <text:p>1698.8</text:p>
          </table:table-cell>
          <table:table-cell office:value-type="float" office:value="529.5" table:style-name="ce1">
            <text:p>529.5</text:p>
          </table:table-cell>
          <table:table-cell office:value-type="float" office:value="3397.6" table:style-name="ce1">
            <text:p>3397.6</text:p>
          </table:table-cell>
          <table:table-cell office:value-type="float" office:value="693.9" table:style-name="ce1">
            <text:p>693.9</text:p>
          </table:table-cell>
          <table:table-cell office:value-type="float" office:value="1863.2" table:style-name="ce1">
            <text:p>1863.2</text:p>
          </table:table-cell>
          <table:table-cell office:value-type="float" office:value="-2228.3000000000002" table:style-name="ce1">
            <text:p>-2228.3</text:p>
          </table:table-cell>
          <table:table-cell table:number-columns-repeated="16375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8886" table:style-name="ce1">
            <text:p>8886</text:p>
          </table:table-cell>
          <table:table-cell office:value-type="float" office:value="5.8" table:style-name="ce1">
            <text:p>5.8</text:p>
          </table:table-cell>
          <table:table-cell office:value-type="float" office:value="8886" table:style-name="ce1">
            <text:p>8886</text:p>
          </table:table-cell>
          <table:table-cell office:value-type="float" office:value="91.3" table:style-name="ce1">
            <text:p>91.3</text:p>
          </table:table-cell>
          <table:table-cell office:value-type="float" office:value="17772" table:style-name="ce1">
            <text:p>17772</text:p>
          </table:table-cell>
          <table:table-cell office:value-type="float" office:value="97.1" table:style-name="ce1">
            <text:p>97.1</text:p>
          </table:table-cell>
          <table:table-cell office:value-type="float" office:value="8891.7999999999993" table:style-name="ce1">
            <text:p>8891.8</text:p>
          </table:table-cell>
          <table:table-cell office:value-type="float" office:value="-8977.2999999999993" table:style-name="ce1">
            <text:p>-8977.3</text:p>
          </table:table-cell>
          <table:table-cell table:number-columns-repeated="16375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5238.5" table:style-name="ce1">
            <text:p>5238.5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5238.5" table:style-name="ce1">
            <text:p>5238.5</text:p>
          </table:table-cell>
          <table:table-cell office:value-type="float" office:value="1553.7" table:style-name="ce1">
            <text:p>1553.7</text:p>
          </table:table-cell>
          <table:table-cell office:value-type="float" office:value="10477" table:style-name="ce1">
            <text:p>10477</text:p>
          </table:table-cell>
          <table:table-cell office:value-type="float" office:value="1629.6000000000001" table:style-name="ce1">
            <text:p>1629.6</text:p>
          </table:table-cell>
          <table:table-cell office:value-type="float" office:value="5314.4" table:style-name="ce1">
            <text:p>5314.4</text:p>
          </table:table-cell>
          <table:table-cell office:value-type="float" office:value="-6792.2" table:style-name="ce1">
            <text:p>-6792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955.8249999999998" table:formula="msoxl:=AVERAGE(B2:B5)" table:style-name="ce8">
            <text:p>3955.8</text:p>
          </table:table-cell>
          <table:table-cell office:value-type="float" office:value="61.650000000000006" table:formula="msoxl:=AVERAGE(C2:C5)" table:style-name="ce8">
            <text:p>61.7</text:p>
          </table:table-cell>
          <table:table-cell office:value-type="float" office:value="3955.8249999999998" table:formula="msoxl:=AVERAGE(D2:D5)" table:style-name="ce8">
            <text:p>3955.8</text:p>
          </table:table-cell>
          <table:table-cell office:value-type="float" office:value="543.67499999999995" table:formula="msoxl:=AVERAGE(E2:E5)" table:style-name="ce8">
            <text:p>543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951.0022541126064" table:formula="msoxl:=IF(B7=0,0,MAX(SUMPRODUCT(B2:B5,B2:B5)/SUM(B2:B5)-B7,0))" table:style-name="ce8">
            <text:p>2951.0</text:p>
          </table:table-cell>
          <table:table-cell office:value-type="float" office:value="71.448377939983743" table:formula="msoxl:=IF(C7=0,0,MAX(SUMPRODUCT(C2:C5,C2:C5)/SUM(C2:C5)-C7,0))" table:style-name="ce8">
            <text:p>71.4</text:p>
          </table:table-cell>
          <table:table-cell office:value-type="float" office:value="2951.0022541126064" table:formula="msoxl:=IF(D7=0,0,MAX(SUMPRODUCT(D2:D5,D2:D5)/SUM(D2:D5)-D7,0))" table:style-name="ce8">
            <text:p>2951.0</text:p>
          </table:table-cell>
          <table:table-cell office:value-type="float" office:value="699.11235917597833" table:formula="msoxl:=IF(E7=0,0,MAX(SUMPRODUCT(E2:E5,E2:E5)/SUM(E2:E5)-E7,0))" table:style-name="ce8">
            <text:p>699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979.1727458873938" table:formula="msoxl:=ABS(MAX(B2:B5)-B7-B8)" table:style-name="ce8">
            <text:p>1979.2</text:p>
          </table:table-cell>
          <table:table-cell office:value-type="float" office:value="31.301622060016257" table:formula="msoxl:=ABS(MAX(C2:C5)-C7-C8)" table:style-name="ce8">
            <text:p>31.3</text:p>
          </table:table-cell>
          <table:table-cell office:value-type="float" office:value="1979.1727458873938" table:formula="msoxl:=ABS(MAX(D2:D5)-D7-D8)" table:style-name="ce8">
            <text:p>1979.2</text:p>
          </table:table-cell>
          <table:table-cell office:value-type="float" office:value="310.91264082402176" table:formula="msoxl:=ABS(MAX(E2:E5)-E7-E8)" table:style-name="ce8">
            <text:p>310.9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26389in" svg:width="13.02778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6.69444in" svg:width="13.02778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4869.7" table:style-name="ce1">
            <text:p>4869.7</text:p>
          </table:table-cell>
          <table:table-cell office:value-type="float" office:value="550.20000000000005" table:style-name="ce1">
            <text:p>550.2</text:p>
          </table:table-cell>
          <table:table-cell office:value-type="float" office:value="4869.7" table:style-name="ce1">
            <text:p>4869.7</text:p>
          </table:table-cell>
          <table:table-cell office:value-type="float" office:value="863.8" table:style-name="ce1">
            <text:p>863.8</text:p>
          </table:table-cell>
          <table:table-cell table:number-columns-repeated="16379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29575" table:style-name="ce1">
            <text:p>29575</text:p>
          </table:table-cell>
          <table:table-cell office:value-type="float" office:value="43.7" table:style-name="ce1">
            <text:p>43.7</text:p>
          </table:table-cell>
          <table:table-cell office:value-type="float" office:value="29575" table:style-name="ce1">
            <text:p>29575</text:p>
          </table:table-cell>
          <table:table-cell office:value-type="float" office:value="75.8" table:style-name="ce1">
            <text:p>75.8</text:p>
          </table:table-cell>
          <table:table-cell table:number-columns-repeated="16379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17903.7" table:style-name="ce1">
            <text:p>17903.7</text:p>
          </table:table-cell>
          <table:table-cell office:value-type="float" office:value="518.4" table:style-name="ce1">
            <text:p>518.4</text:p>
          </table:table-cell>
          <table:table-cell office:value-type="float" office:value="17903.7" table:style-name="ce1">
            <text:p>17903.7</text:p>
          </table:table-cell>
          <table:table-cell office:value-type="float" office:value="1251.8" table:style-name="ce1">
            <text:p>1251.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087.099999999999" table:formula="msoxl:=AVERAGE(B2:B5)" table:style-name="ce8">
            <text:p>13087.1</text:p>
          </table:table-cell>
          <table:table-cell office:value-type="float" office:value="280.57500000000005" table:formula="msoxl:=AVERAGE(C2:C5)" table:style-name="ce8">
            <text:p>280.6</text:p>
          </table:table-cell>
          <table:table-cell office:value-type="float" office:value="13087.099999999999" table:formula="msoxl:=AVERAGE(D2:D5)" table:style-name="ce8">
            <text:p>13087.1</text:p>
          </table:table-cell>
          <table:table-cell office:value-type="float" office:value="548.07499999999993" table:formula="msoxl:=AVERAGE(E2:E5)" table:style-name="ce8">
            <text:p>54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197.987543840885" table:formula="msoxl:=IF(B7=0,0,MAX(SUMPRODUCT(B2:B5,B2:B5)/SUM(B2:B5)-B7,0))" table:style-name="ce8">
            <text:p>10198.0</text:p>
          </table:table-cell>
          <table:table-cell office:value-type="float" office:value="230.40093335115381" table:formula="msoxl:=IF(C7=0,0,MAX(SUMPRODUCT(C2:C5,C2:C5)/SUM(C2:C5)-C7,0))" table:style-name="ce8">
            <text:p>230.4</text:p>
          </table:table-cell>
          <table:table-cell office:value-type="float" office:value="10197.987543840885" table:formula="msoxl:=IF(D7=0,0,MAX(SUMPRODUCT(D2:D5,D2:D5)/SUM(D2:D5)-D7,0))" table:style-name="ce8">
            <text:p>10198.0</text:p>
          </table:table-cell>
          <table:table-cell office:value-type="float" office:value="509.67263034256268" table:formula="msoxl:=IF(E7=0,0,MAX(SUMPRODUCT(E2:E5,E2:E5)/SUM(E2:E5)-E7,0))" table:style-name="ce8">
            <text:p>509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289.9124561591161" table:formula="msoxl:=ABS(MAX(B2:B5)-B7-B8)" table:style-name="ce8">
            <text:p>6289.9</text:p>
          </table:table-cell>
          <table:table-cell office:value-type="float" office:value="39.22406664884619" table:formula="msoxl:=ABS(MAX(C2:C5)-C7-C8)" table:style-name="ce8">
            <text:p>39.2</text:p>
          </table:table-cell>
          <table:table-cell office:value-type="float" office:value="6289.9124561591161" table:formula="msoxl:=ABS(MAX(D2:D5)-D7-D8)" table:style-name="ce8">
            <text:p>6289.9</text:p>
          </table:table-cell>
          <table:table-cell office:value-type="float" office:value="194.05236965743734" table:formula="msoxl:=ABS(MAX(E2:E5)-E7-E8)" table:style-name="ce8">
            <text:p>194.1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26389in" svg:width="13.02778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6.69444in" svg:width="13.02778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125in" svg:width="13.02778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6744.7" table:style-name="ce1">
            <text:p>674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.6" table:style-name="ce1">
            <text:p>1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33406" table:style-name="ce1">
            <text:p>334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2" table:style-name="ce1">
            <text:p>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20852.5" table:style-name="ce1">
            <text:p>2085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5" table:style-name="ce1">
            <text:p>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26389in" svg:width="13.02778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6.69444in" svg:width="13.02778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" table:style-name="ce1">
            <text:p>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67" table:style-name="ce1">
            <text:p>3967</text:p>
          </table:table-cell>
          <table:table-cell office:value-type="float" office:value="-1" table:style-name="ce1">
            <text:p>-1</text:p>
          </table:table-cell>
          <table:table-cell office:value-type="float" office:value="7084" table:style-name="ce1">
            <text:p>7084</text:p>
          </table:table-cell>
          <table:table-cell office:value-type="float" office:value="477" table:style-name="ce1">
            <text:p>477</text:p>
          </table:table-cell>
          <table:table-cell office:value-type="float" office:value="-1" table:style-name="ce1">
            <text:p>-1</text:p>
          </table:table-cell>
          <table:table-cell office:value-type="float" office:value="194053" table:style-name="ce1">
            <text:p>1940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number-columns-repeated="16346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8" table:style-name="ce1">
            <text:p>938</text:p>
          </table:table-cell>
          <table:table-cell office:value-type="float" office:value="0" table:style-name="ce1">
            <text:p>0</text:p>
          </table:table-cell>
          <table:table-cell office:value-type="float" office:value="-1364" table:style-name="ce1">
            <text:p>-13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4054" table:style-name="ce1">
            <text:p>-19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46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" table:style-name="ce1">
            <text:p>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-3098" table:style-name="ce1">
            <text:p>-3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" table:style-name="ce1">
            <text:p>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864" table:style-name="ce1">
            <text:p>-2864</text:p>
          </table:table-cell>
          <table:table-cell office:value-type="float" office:value="0" table:style-name="ce1">
            <text:p>0</text:p>
          </table:table-cell>
          <table:table-cell office:value-type="float" office:value="6561" table:style-name="ce1">
            <text:p>6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46"/>
        </table:table-row>
        <table:table-row table:number-rows-repeated="104857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6H32M33.000S" table:style-name="ce9">
            <text:p>16:32:3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32M33.000S" table:style-name="ce10">
            <text:p>16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6H33M3.000S" table:style-name="ce9">
            <text:p>16:33:0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33M3.000S" table:style-name="ce10">
            <text:p>16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6H33M33.000S" table:style-name="ce9">
            <text:p>16:33:3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33M33.000S" table:style-name="ce10">
            <text:p>16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6H34M3.000S" table:style-name="ce9">
            <text:p>16:34:0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34M3.000S" table:style-name="ce10">
            <text:p>16:34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26389in" svg:width="13.02778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6" table:style-name="ce1">
            <text:p>6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93" table:style-name="ce1">
            <text:p>93</text:p>
          </table:table-cell>
          <table:table-cell office:value-type="float" office:value="6.7" table:style-name="ce1">
            <text:p>6.7</text:p>
          </table:table-cell>
          <table:table-cell table:number-columns-repeated="1637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36.1" table:style-name="ce1">
            <text:p>36.1</text:p>
          </table:table-cell>
          <table:table-cell table:number-columns-repeated="1637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11.7" table:style-name="ce1">
            <text:p>11.7</text:p>
          </table:table-cell>
          <table:table-cell office:value-type="float" office:value="88.399999999999991" table:style-name="ce1">
            <text:p>88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849999999999994" table:style-name="ce1">
            <text:p>49.85</text:p>
          </table:table-cell>
          <table:table-cell office:value-type="float" office:value="6.45" table:style-name="ce1">
            <text:p>6.45</text:p>
          </table:table-cell>
          <table:table-cell office:value-type="float" office:value="0.1" table:style-name="ce1">
            <text:p>0.1</text:p>
          </table:table-cell>
          <table:table-cell office:value-type="float" office:value="43.674999999999997" table:style-name="ce1">
            <text:p>43.675</text:p>
          </table:table-cell>
          <table:table-cell office:value-type="float" office:value="56.3" table:style-name="ce1">
            <text:p>56.3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26389in" svg:width="13.02778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6.1" table:style-name="ce1">
            <text:p>6.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93" table:style-name="ce1">
            <text:p>93</text:p>
          </table:table-cell>
          <table:table-cell office:value-type="float" office:value="6.8" table:style-name="ce1">
            <text:p>6.8</text:p>
          </table:table-cell>
          <table:table-cell table:number-columns-repeated="1637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5.8" table:style-name="ce1">
            <text:p>55.8</text:p>
          </table:table-cell>
          <table:table-cell office:value-type="float" office:value="44.2" table:style-name="ce1">
            <text:p>44.2</text:p>
          </table:table-cell>
          <table:table-cell table:number-columns-repeated="1637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83.5" table:style-name="ce1">
            <text:p>83.5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4.3" table:style-name="ce1">
            <text:p>4.3</text:p>
          </table:table-cell>
          <table:table-cell office:value-type="float" office:value="95.7" table:style-name="ce1">
            <text:p>95.7</text:p>
          </table:table-cell>
          <table:table-cell table:number-columns-repeated="1637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80.8" table:style-name="ce1">
            <text:p>80.8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10.6" table:style-name="ce1">
            <text:p>10.6</text:p>
          </table:table-cell>
          <table:table-cell office:value-type="float" office:value="89.399999999999991" table:style-name="ce1">
            <text:p>89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650000000000006" table:style-name="ce1">
            <text:p>52.65</text:p>
          </table:table-cell>
          <table:table-cell office:value-type="float" office:value="6.375" table:style-name="ce1">
            <text:p>6.37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40.925000000000004" table:style-name="ce1">
            <text:p>40.925</text:p>
          </table:table-cell>
          <table:table-cell office:value-type="float" office:value="59.024999999999991" table:style-name="ce1">
            <text:p>59.02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26389in" svg:width="13.02778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5.5" table:style-name="ce1">
            <text:p>5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3.9" table:style-name="ce1">
            <text:p>93.9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43.4" table:style-name="ce1">
            <text:p>43.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2.6" table:style-name="ce1">
            <text:p>52.6</text:p>
          </table:table-cell>
          <table:table-cell office:value-type="float" office:value="47.4" table:style-name="ce1">
            <text:p>47.4</text:p>
          </table:table-cell>
          <table:table-cell table:number-columns-repeated="1637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82.5" table:style-name="ce1">
            <text:p>82.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94.5" table:style-name="ce1">
            <text:p>94.5</text:p>
          </table:table-cell>
          <table:table-cell table:number-columns-repeated="1637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86.5" table:style-name="ce1">
            <text:p>86.5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4.475000000000001" table:style-name="ce1">
            <text:p>54.475</text:p>
          </table:table-cell>
          <table:table-cell office:value-type="float" office:value="6.25" table:style-name="ce1">
            <text:p>6.25</text:p>
          </table:table-cell>
          <table:table-cell office:value-type="float" office:value="0" table:style-name="ce1">
            <text:p>0</text:p>
          </table:table-cell>
          <table:table-cell office:value-type="float" office:value="39.25" table:style-name="ce1">
            <text:p>39.25</text:p>
          </table:table-cell>
          <table:table-cell office:value-type="float" office:value="60.725000000000001" table:style-name="ce1">
            <text:p>60.72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26389in" svg:width="13.02778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32M33.000S" table:style-name="ce9">
            <text:p>16:32:33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94.1" table:style-name="ce1">
            <text:p>94.1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6632H33M3.000S" table:style-name="ce9">
            <text:p>16:33:03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office:value-type="time" office:time-value="PT986632H33M33.000S" table:style-name="ce9">
            <text:p>16:33:33</text:p>
          </table:table-cell>
          <table:table-cell office:value-type="float" office:value="86" table:style-name="ce1">
            <text:p>86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table:number-columns-repeated="16378"/>
        </table:table-row>
        <table:table-row table:style-name="ro1">
          <table:table-cell office:value-type="time" office:time-value="PT986632H34M3.000S" table:style-name="ce9">
            <text:p>16:34:03</text:p>
          </table:table-cell>
          <table:table-cell office:value-type="float" office:value="85.5" table:style-name="ce1">
            <text:p>85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94.3" table:style-name="ce1">
            <text:p>94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95" table:style-name="ce1">
            <text:p>53.95</text:p>
          </table:table-cell>
          <table:table-cell office:value-type="float" office:value="6.625" table:style-name="ce1">
            <text:p>6.625</text:p>
          </table:table-cell>
          <table:table-cell office:value-type="float" office:value="0.1" table:style-name="ce1">
            <text:p>0.1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60.575000000000003" table:style-name="ce1">
            <text:p>60.5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BUSY.B1:DISKBUSY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READ.B1:DISKREAD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WRITE.B1:DISKWRIT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XFER.B1:DISKXFER.E10" table:contains-header="false" table:orientation="column"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7-20T04:59:27Z</meta:creation-date>
    <dc:date>2012-07-20T04:59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System Summary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5" chart:class="chart:line" chart:attached-axis="primary-y" chart:style-name="G0S0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%Busy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5" chart:class="chart:line" chart:attached-axis="primary-y" chart:style-name="G0S0">
            <chart:data-point chart:repeated="4"/>
          </chart:series>
          <chart:series chart:label-cell-address="DISKBUSY.$C$1" chart:values-cell-range-address="DISKBUSY.$C$2:.$C$5" chart:class="chart:line" chart:attached-axis="primary-y" chart:style-name="G0S1">
            <chart:data-point chart:repeated="4"/>
          </chart:series>
          <chart:series chart:label-cell-address="DISKBUSY.$D$1" chart:values-cell-range-address="DISKBUSY.$D$2:.$D$5" chart:class="chart:line" chart:attached-axis="primary-y" chart:style-name="G0S2">
            <chart:data-point chart:repeated="4"/>
          </chart:series>
          <chart:series chart:label-cell-address="DISKBUSY.$E$1" chart:values-cell-range-address="DISKBUSY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Read KB/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7:.$E$7" chart:class="chart:bar" chart:attached-axis="primary-y" chart:style-name="G0S0">
            <chart:data-point chart:repeated="4"/>
          </chart:series>
          <chart:series chart:values-cell-range-address="DISKREAD.$B$8:.$E$8" chart:class="chart:bar" chart:attached-axis="primary-y" chart:style-name="G0S1">
            <chart:data-point chart:repeated="4"/>
          </chart:series>
          <chart:series chart:values-cell-range-address="DISKREAD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Read KB/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5" chart:class="chart:line" chart:attached-axis="primary-y" chart:style-name="G0S0">
            <chart:data-point chart:repeated="4"/>
          </chart:series>
          <chart:series chart:label-cell-address="DISKREAD.$C$1" chart:values-cell-range-address="DISKREAD.$C$2:.$C$5" chart:class="chart:line" chart:attached-axis="primary-y" chart:style-name="G0S1">
            <chart:data-point chart:repeated="4"/>
          </chart:series>
          <chart:series chart:label-cell-address="DISKREAD.$D$1" chart:values-cell-range-address="DISKREAD.$D$2:.$D$5" chart:class="chart:line" chart:attached-axis="primary-y" chart:style-name="G0S2">
            <chart:data-point chart:repeated="4"/>
          </chart:series>
          <chart:series chart:label-cell-address="DISKREAD.$E$1" chart:values-cell-range-address="DISKREAD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Write KB/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7:.$E$7" chart:class="chart:bar" chart:attached-axis="primary-y" chart:style-name="G0S0">
            <chart:data-point chart:repeated="4"/>
          </chart:series>
          <chart:series chart:values-cell-range-address="DISKWRITE.$B$8:.$E$8" chart:class="chart:bar" chart:attached-axis="primary-y" chart:style-name="G0S1">
            <chart:data-point chart:repeated="4"/>
          </chart:series>
          <chart:series chart:values-cell-range-address="DISKWRIT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Write KB/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5" chart:class="chart:line" chart:attached-axis="primary-y" chart:style-name="G0S0">
            <chart:data-point chart:repeated="4"/>
          </chart:series>
          <chart:series chart:label-cell-address="DISKWRITE.$C$1" chart:values-cell-range-address="DISKWRITE.$C$2:.$C$5" chart:class="chart:line" chart:attached-axis="primary-y" chart:style-name="G0S1">
            <chart:data-point chart:repeated="4"/>
          </chart:series>
          <chart:series chart:label-cell-address="DISKWRITE.$D$1" chart:values-cell-range-address="DISKWRITE.$D$2:.$D$5" chart:class="chart:line" chart:attached-axis="primary-y" chart:style-name="G0S2">
            <chart:data-point chart:repeated="4"/>
          </chart:series>
          <chart:series chart:label-cell-address="DISKWRITE.$E$1" chart:values-cell-range-address="DISKWRIT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ransfers per second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7:.$E$7" chart:class="chart:bar" chart:attached-axis="primary-y" chart:style-name="G0S0">
            <chart:data-point chart:repeated="4"/>
          </chart:series>
          <chart:series chart:values-cell-range-address="DISKXFER.$B$8:.$E$8" chart:class="chart:bar" chart:attached-axis="primary-y" chart:style-name="G0S1">
            <chart:data-point chart:repeated="4"/>
          </chart:series>
          <chart:series chart:values-cell-range-address="DISKXFER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transfers per second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5" chart:class="chart:line" chart:attached-axis="primary-y" chart:style-name="G0S0">
            <chart:data-point chart:repeated="4"/>
          </chart:series>
          <chart:series chart:label-cell-address="DISKXFER.$C$1" chart:values-cell-range-address="DISKXFER.$C$2:.$C$5" chart:class="chart:line" chart:attached-axis="primary-y" chart:style-name="G0S1">
            <chart:data-point chart:repeated="4"/>
          </chart:series>
          <chart:series chart:label-cell-address="DISKXFER.$D$1" chart:values-cell-range-address="DISKXFER.$D$2:.$D$5" chart:class="chart:line" chart:attached-axis="primary-y" chart:style-name="G0S2">
            <chart:data-point chart:repeated="4"/>
          </chart:series>
          <chart:series chart:label-cell-address="DISKXFER.$E$1" chart:values-cell-range-address="DISKXFER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JFS Filespace %Used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7" chart:values-cell-range-address="JFSFILE.$B$7:.$F$7" chart:class="chart:bar" chart:attached-axis="primary-y" chart:style-name="G0S0">
            <chart:data-point chart:repeated="5"/>
          </chart:series>
          <chart:series chart:label-cell-address="JFSFILE.$A$8" chart:values-cell-range-address="JFSFILE.$B$8:.$F$8" chart:class="chart:bar" chart:attached-axis="primary-y" chart:style-name="G0S1">
            <chart:data-point chart:repeated="5"/>
          </chart:series>
          <chart:series chart:label-cell-address="JFSFILE.$A$9" chart:values-cell-range-address="JFSFILE.$B$9:.$F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Memory MB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/>
          <chart:series chart:label-cell-address="MEM.$B$1" chart:values-cell-range-address="MEM.$B$2:.$B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Total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B$1" chart:values-cell-range-address="CPU_ALL.$B$2:.$B$5" chart:class="chart:area" chart:attached-axis="primary-y" chart:style-name="G0S0">
            <chart:data-point chart:repeated="4"/>
          </chart:series>
          <chart:series chart:label-cell-address="CPU_ALL.$C$1" chart:values-cell-range-address="CPU_ALL.$C$2:.$C$5" chart:class="chart:area" chart:attached-axis="primary-y" chart:style-name="G0S1">
            <chart:data-point chart:repeated="4"/>
          </chart:series>
          <chart:series chart:label-cell-address="CPU_ALL.$D$1" chart:values-cell-range-address="CPU_ALL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260_Threads (KB/s)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I$1" chart:values-cell-range-address="NET.$I$2:.$I$5" chart:class="chart:area" chart:attached-axis="primary-y" chart:style-name="G0S1">
            <chart:data-point chart:repeated="4"/>
          </chart:series>
          <chart:series chart:label-cell-address="NET.$H$1" chart:values-cell-range-address="NET.$H$2:.$H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I/O JMeter_Test_26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7" chart:values-cell-range-address="NET.$B$7:.$E$7" chart:class="chart:bar" chart:attached-axis="primary-y" chart:style-name="G0S0">
            <chart:data-point chart:repeated="4"/>
          </chart:series>
          <chart:series chart:label-cell-address="NET.$A$8" chart:values-cell-range-address="NET.$B$8:.$E$8" chart:class="chart:bar" chart:attached-axis="primary-y" chart:style-name="G0S1">
            <chart:data-point chart:repeated="4"/>
          </chart:series>
          <chart:series chart:label-cell-address="NET.$A$9" chart:values-cell-range-address="N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26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B$1" chart:values-cell-range-address="NET.$B$2:.$B$5" chart:class="chart:area" chart:attached-axis="primary-y" chart:style-name="G0S0">
            <chart:data-point chart:repeated="4"/>
          </chart:series>
          <chart:series chart:label-cell-address="NET.$C$1" chart:values-cell-range-address="NET.$C$2:.$C$5" chart:class="chart:area" chart:attached-axis="primary-y" chart:style-name="G0S1">
            <chart:data-point chart:repeated="4"/>
          </chart:series>
          <chart:series chart:label-cell-address="NET.$D$1" chart:values-cell-range-address="NET.$D$2:.$D$5" chart:class="chart:area" chart:attached-axis="primary-y" chart:style-name="G0S2">
            <chart:data-point chart:repeated="4"/>
          </chart:series>
          <chart:series chart:label-cell-address="NET.$E$1" chart:values-cell-range-address="NET.$E$2:.$E$5" chart:class="chart:area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Packet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7" chart:values-cell-range-address="NETPACKET.$B$7:.$E$7" chart:class="chart:bar" chart:attached-axis="primary-y" chart:style-name="G0S0">
            <chart:data-point chart:repeated="4"/>
          </chart:series>
          <chart:series chart:label-cell-address="NETPACKET.$A$8" chart:values-cell-range-address="NETPACKET.$B$8:.$E$8" chart:class="chart:bar" chart:attached-axis="primary-y" chart:style-name="G0S1">
            <chart:data-point chart:repeated="4"/>
          </chart:series>
          <chart:series chart:label-cell-address="NETPACKET.$A$9" chart:values-cell-range-address="NETPACK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Network Packet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5" chart:class="chart:line" chart:attached-axis="primary-y" chart:style-name="G0S0">
            <chart:data-point chart:repeated="4"/>
          </chart:series>
          <chart:series chart:label-cell-address="NETPACKET.$C$1" chart:values-cell-range-address="NETPACKET.$C$2:.$C$5" chart:class="chart:line" chart:attached-axis="primary-y" chart:style-name="G0S1">
            <chart:data-point chart:repeated="4"/>
          </chart:series>
          <chart:series chart:label-cell-address="NETPACKET.$D$1" chart:values-cell-range-address="NETPACKET.$D$2:.$D$5" chart:class="chart:line" chart:attached-axis="primary-y" chart:style-name="G0S2">
            <chart:data-point chart:repeated="4"/>
          </chart:series>
          <chart:series chart:label-cell-address="NETPACKET.$E$1" chart:values-cell-range-address="NETPACKET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5" chart:class="chart:line" chart:attached-axis="primary-y" chart:style-name="G0S0">
            <chart:data-point chart:repeated="4"/>
          </chart:series>
          <chart:series chart:label-cell-address="PROC.$C$1" chart:values-cell-range-address="PROC.$C$2:.$C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5" chart:class="chart:line" chart:attached-axis="primary-y" chart:style-name="G0S0">
            <chart:data-point chart:repeated="4"/>
          </chart:series>
          <chart:series chart:values-cell-range-address="PROC.$E$2:.$E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5" chart:class="chart:line" chart:attached-axis="primary-y" chart:style-name="G0S0">
            <chart:data-point chart:repeated="4"/>
          </chart:series>
          <chart:series chart:values-cell-range-address="PROC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File-backed paging (kBy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H$1" chart:values-cell-range-address="VM.$H$2:.$H$5" chart:class="chart:area" chart:attached-axis="primary-y" chart:style-name="G0S0">
            <chart:data-point chart:repeated="4"/>
          </chart:series>
          <chart:series chart:label-cell-address="VM.$I$1" chart:values-cell-range-address="VM.$I$2:.$I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Swap-space activity (kByt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J$1" chart:values-cell-range-address="VM.$J$2:.$J$5" chart:class="chart:area" chart:attached-axis="primary-y" chart:style-name="G0S0">
            <chart:data-point chart:repeated="4"/>
          </chart:series>
          <chart:series chart:label-cell-address="VM.$K$1" chart:values-cell-range-address="VM.$K$2:.$K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G$1" chart:values-cell-range-address="CPU_ALL.$G$2:.$G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1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5"/>
          </chart:axis>
          <chart:axis chart:dimension="y" chart:name="primary-y" chart:style-name="Axs1"/>
          <chart:series chart:label-cell-address="CPU01.$B$1" chart:values-cell-range-address="CPU01.$B$2:.$B$5" chart:class="chart:area" chart:attached-axis="primary-y" chart:style-name="G0S0">
            <chart:data-point chart:repeated="4"/>
          </chart:series>
          <chart:series chart:label-cell-address="CPU01.$C$1" chart:values-cell-range-address="CPU01.$C$2:.$C$5" chart:class="chart:area" chart:attached-axis="primary-y" chart:style-name="G0S1">
            <chart:data-point chart:repeated="4"/>
          </chart:series>
          <chart:series chart:label-cell-address="CPU01.$D$1" chart:values-cell-range-address="CPU01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2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5"/>
          </chart:axis>
          <chart:axis chart:dimension="y" chart:name="primary-y" chart:style-name="Axs1"/>
          <chart:series chart:label-cell-address="CPU02.$B$1" chart:values-cell-range-address="CPU02.$B$2:.$B$5" chart:class="chart:area" chart:attached-axis="primary-y" chart:style-name="G0S0">
            <chart:data-point chart:repeated="4"/>
          </chart:series>
          <chart:series chart:label-cell-address="CPU02.$C$1" chart:values-cell-range-address="CPU02.$C$2:.$C$5" chart:class="chart:area" chart:attached-axis="primary-y" chart:style-name="G0S1">
            <chart:data-point chart:repeated="4"/>
          </chart:series>
          <chart:series chart:label-cell-address="CPU02.$D$1" chart:values-cell-range-address="CPU02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3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5"/>
          </chart:axis>
          <chart:axis chart:dimension="y" chart:name="primary-y" chart:style-name="Axs1"/>
          <chart:series chart:label-cell-address="CPU03.$B$1" chart:values-cell-range-address="CPU03.$B$2:.$B$5" chart:class="chart:area" chart:attached-axis="primary-y" chart:style-name="G0S0">
            <chart:data-point chart:repeated="4"/>
          </chart:series>
          <chart:series chart:label-cell-address="CPU03.$C$1" chart:values-cell-range-address="CPU03.$C$2:.$C$5" chart:class="chart:area" chart:attached-axis="primary-y" chart:style-name="G0S1">
            <chart:data-point chart:repeated="4"/>
          </chart:series>
          <chart:series chart:label-cell-address="CPU03.$D$1" chart:values-cell-range-address="CPU03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4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5"/>
          </chart:axis>
          <chart:axis chart:dimension="y" chart:name="primary-y" chart:style-name="Axs1"/>
          <chart:series chart:label-cell-address="CPU04.$B$1" chart:values-cell-range-address="CPU04.$B$2:.$B$5" chart:class="chart:area" chart:attached-axis="primary-y" chart:style-name="G0S0">
            <chart:data-point chart:repeated="4"/>
          </chart:series>
          <chart:series chart:label-cell-address="CPU04.$C$1" chart:values-cell-range-address="CPU04.$C$2:.$C$5" chart:class="chart:area" chart:attached-axis="primary-y" chart:style-name="G0S1">
            <chart:data-point chart:repeated="4"/>
          </chart:series>
          <chart:series chart:label-cell-address="CPU04.$D$1" chart:values-cell-range-address="CPU04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CPU by Processor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Disk total KB/s JMeter_Test_260_Threads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5" chart:class="chart:area" chart:attached-axis="primary-y" chart:style-name="G0S0">
            <chart:data-point chart:repeated="4"/>
          </chart:series>
          <chart:series chart:label-cell-address="DISK_SUMM.$C$1" chart:values-cell-range-address="DISK_SUMM.$C$2:.$C$5" chart:class="chart:area" chart:attached-axis="primary-y" chart:style-name="G0S1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otal KB/s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7" chart:values-cell-range-address="DISK_SUMM.$B$7:.$D$7" chart:class="chart:bar" chart:attached-axis="primary-y" chart:style-name="G0S0">
            <chart:data-point chart:repeated="3"/>
          </chart:series>
          <chart:series chart:label-cell-address="DISK_SUMM.$A$8" chart:values-cell-range-address="DISK_SUMM.$B$8:.$D$8" chart:class="chart:bar" chart:attached-axis="primary-y" chart:style-name="G0S1">
            <chart:data-point chart:repeated="3"/>
          </chart:series>
          <chart:series chart:label-cell-address="DISK_SUMM.$A$9" chart:values-cell-range-address="DISK_SUMM.$B$9:.$D$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Block Size JMeter_Test_26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7:.$E$7" chart:class="chart:bar" chart:attached-axis="primary-y" chart:style-name="G0S0">
            <chart:data-point chart:repeated="4"/>
          </chart:series>
          <chart:series chart:values-cell-range-address="DISKBSIZE.$B$8:.$E$8" chart:class="chart:bar" chart:attached-axis="primary-y" chart:style-name="G0S1">
            <chart:data-point chart:repeated="4"/>
          </chart:series>
          <chart:series chart:values-cell-range-address="DISKBSIZ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Block Size JMeter_Test_26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5" chart:class="chart:line" chart:attached-axis="primary-y" chart:style-name="G0S0">
            <chart:data-point chart:repeated="4"/>
          </chart:series>
          <chart:series chart:label-cell-address="DISKBSIZE.$C$1" chart:values-cell-range-address="DISKBSIZE.$C$2:.$C$5" chart:class="chart:line" chart:attached-axis="primary-y" chart:style-name="G0S1">
            <chart:data-point chart:repeated="4"/>
          </chart:series>
          <chart:series chart:label-cell-address="DISKBSIZE.$D$1" chart:values-cell-range-address="DISKBSIZE.$D$2:.$D$5" chart:class="chart:line" chart:attached-axis="primary-y" chart:style-name="G0S2">
            <chart:data-point chart:repeated="4"/>
          </chart:series>
          <chart:series chart:label-cell-address="DISKBSIZE.$E$1" chart:values-cell-range-address="DISKBSIZ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%Busy JMeter_Test_2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7:.$E$7" chart:class="chart:bar" chart:attached-axis="primary-y" chart:style-name="G0S0">
            <chart:data-point chart:repeated="4"/>
          </chart:series>
          <chart:series chart:values-cell-range-address="DISKBUSY.$B$8:.$E$8" chart:class="chart:bar" chart:attached-axis="primary-y" chart:style-name="G0S1">
            <chart:data-point chart:repeated="4"/>
          </chart:series>
          <chart:series chart:values-cell-range-address="DISKBUSY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